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style:font-name="Georgia" fo:font-size="10.5pt" style:font-size-asian="10.5pt" style:font-size-complex="10.5pt"/>
    </style:style>
    <style:style style:name="P2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style:font-name="Georgia" fo:font-size="12pt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/>
    </style:style>
    <style:style style:name="P4" style:family="paragraph" style:parent-style-name="Heading_20_1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Georgia" fo:font-size="10.5pt" style:font-size-asian="10.5pt" style:font-size-complex="10.5pt"/>
    </style:style>
    <style:style style:name="P5" style:family="paragraph" style:parent-style-name="Heading_20_1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Georgia" fo:font-size="12pt" style:font-size-asian="12pt" style:font-size-complex="12pt"/>
    </style:style>
    <style:style style:name="P6" style:family="paragraph" style:parent-style-name="Heading_20_1">
      <style:paragraph-properties fo:margin-left="0cm" fo:margin-right="0cm" fo:margin-top="0cm" fo:margin-bottom="0cm" fo:line-height="100%" fo:text-align="start" style:justify-single-word="false" fo:text-indent="0cm" style:auto-text-indent="false" fo:break-before="page"/>
      <style:text-properties style:font-name="Georgia" fo:font-size="10.5pt" style:font-size-asian="10.5pt" style:font-size-complex="10.5pt"/>
    </style:style>
    <style:style style:name="P7" style:family="paragraph" style:parent-style-name="Heading_20_2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Georgia" fo:font-size="10.5pt" style:font-size-asian="10.5pt" style:font-size-complex="10.5pt"/>
    </style:style>
    <style:style style:name="P8" style:family="paragraph" style:parent-style-name="Heading_20_2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Georgia" fo:font-size="12pt" style:font-size-asian="12pt" style:font-size-complex="12pt"/>
    </style:style>
    <style:style style:name="P9" style:family="paragraph" style:parent-style-name="Heading_20_3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Georgia" fo:font-size="10.5pt" style:font-size-asian="10.5pt" style:font-size-complex="10.5pt"/>
    </style:style>
    <style:style style:name="P10" style:family="paragraph" style:parent-style-name="Title" style:master-page-name="Standard">
      <style:paragraph-properties fo:margin-left="0cm" fo:margin-right="0cm" fo:margin-top="0cm" fo:margin-bottom="0cm" fo:line-height="100%" fo:text-align="start" style:justify-single-word="false" fo:text-indent="0cm" style:auto-text-indent="false" style:page-number="auto"/>
      <style:text-properties style:font-name="Georgia" fo:font-size="32pt" style:font-size-asian="32pt" style:font-size-complex="32pt"/>
    </style:style>
    <style:style style:name="P11" style:family="paragraph" style:parent-style-name="List_20_Bullet">
      <style:paragraph-properties fo:margin-left="0cm" fo:margin-right="0cm" fo:margin-top="0cm" fo:margin-bottom="0cm" fo:line-height="100%" fo:text-indent="0cm" style:auto-text-indent="false"/>
      <style:text-properties style:font-name="Georgia" fo:font-size="10.5pt" style:font-size-asian="10.5pt" style:font-size-complex="10.5pt"/>
    </style:style>
    <style:style style:name="P12" style:family="paragraph" style:parent-style-name="List_20_Bullet">
      <style:paragraph-properties fo:margin-left="0cm" fo:margin-right="0cm" fo:margin-top="0cm" fo:margin-bottom="0cm" fo:line-height="100%" fo:text-indent="0cm" style:auto-text-indent="false"/>
      <style:text-properties style:font-name="Georgia" fo:font-size="12pt" style:font-size-asian="12pt" style:font-size-complex="12pt"/>
    </style:style>
    <style:style style:name="P13" style:family="paragraph" style:parent-style-name="List_20_Bullet">
      <style:paragraph-properties fo:margin-left="0cm" fo:margin-right="0cm" fo:margin-top="0cm" fo:margin-bottom="0cm" fo:line-height="100%" fo:text-indent="0cm" style:auto-text-indent="false"/>
      <style:text-properties style:text-line-through-style="solid" style:font-name="Georgia" fo:font-size="10.5pt" style:font-size-asian="10.5pt" style:font-size-complex="10.5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eorgia" fo:font-size="10.5pt" style:font-size-asian="10.5pt" style:font-size-complex="10.5pt"/>
    </style:style>
    <style:style style:name="T4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VALUJACK BUSINESS PLAN</text:p>
      <text:p text:style-name="P1"/>
      <text:list xml:id="list6533080638776244979" text:style-name="Outline">
        <text:list-header>
          <text:p text:style-name="P5">1. Executive Summary</text:p>
        </text:list-header>
      </text:list>
      <text:p text:style-name="P2">ValuJack finds exceptional investment opportunities in the stock market jungle.</text:p>
      <text:p text:style-name="P2"/>
      <text:list xml:id="list44225712" text:continue-numbering="true" text:style-name="Outline">
        <text:list-item>
          <text:list>
            <text:list-item>
              <text:h text:style-name="P8" text:outline-level="2">The Problem:</text:h>
            </text:list-item>
          </text:list>
        </text:list-item>
      </text:list>
      <text:p text:style-name="P2">Retail investors face overwhelming choice: thousands of stocks, endless news, conflicting opinions. Result: analysis paralysis and missed opportunities.</text:p>
      <text:p text:style-name="P2"/>
      <text:list xml:id="list821492123" text:continue-numbering="true" text:style-name="Outline">
        <text:list-item>
          <text:list>
            <text:list-item>
              <text:h text:style-name="P8" text:outline-level="2">The Solution:</text:h>
            </text:list-item>
          </text:list>
        </text:list-item>
      </text:list>
      <text:p text:style-name="P2">ValuJack delivers two selected stocks daily. We do the research. You get the result in a light playful form. </text:p>
      <text:p text:style-name="P2"/>
      <text:list xml:id="list1195037099" text:continue-numbering="true" text:style-name="Outline">
        <text:list-item>
          <text:list>
            <text:list-item>
              <text:h text:style-name="P8" text:outline-level="2">How It Works:</text:h>
            </text:list-item>
          </text:list>
        </text:list-item>
      </text:list>
      <text:p text:style-name="P12">Screen 16,000+ global stocks using 6 proven investment strategies</text:p>
      <text:p text:style-name="P12">Calculate fair values using dual DCF methodology</text:p>
      <text:p text:style-name="P12">Enhance analysis with weekly AI screening</text:p>
      <text:p text:style-name="P12">Deliver 2 exceptional picks daily (1 FREE, 1 PRO)</text:p>
      <text:p text:style-name="P12"/>
      <text:list xml:id="list123264903" text:continue-numbering="true" text:style-name="Outline">
        <text:list-item>
          <text:list>
            <text:list-item>
              <text:h text:style-name="P8" text:outline-level="2">Market Opportunity:</text:h>
            </text:list-item>
          </text:list>
        </text:list-item>
      </text:list>
      <text:p text:style-name="P2">Target: Retail investors (25-55 years old) who enjoy investing but lack time for deep research. They have €10K-€500K portfolios and trust expert curation over DIY analysis.</text:p>
      <text:p text:style-name="P2"/>
      <text:list xml:id="list2088281414" text:continue-numbering="true" text:style-name="Outline">
        <text:list-item>
          <text:list>
            <text:list-item>
              <text:h text:style-name="P8" text:outline-level="2">Current Status:</text:h>
            </text:list-item>
          </text:list>
        </text:list-item>
      </text:list>
      <text:p text:style-name="P12">Product: Live at valujack.com</text:p>
      <text:p text:style-name="P12">Stock database: 318 quality stocks across 6 strategies</text:p>
      <text:p text:style-name="P12">AI integration: Composite scoring operational</text:p>
      <text:p text:style-name="P12">Business model: Freemium (€9.99/month PRO subscription)</text:p>
      <text:p text:style-name="P12"/>
      <text:list xml:id="list1969774578" text:continue-numbering="true" text:style-name="Outline">
        <text:list-item>
          <text:list>
            <text:list-item>
              <text:h text:style-name="P8" text:outline-level="2">Financial Strategy:</text:h>
            </text:list-item>
          </text:list>
        </text:list-item>
      </text:list>
      <text:p text:style-name="P2">Bootstrap approach with reinvestment. Stage 0 requires €0-€500 investment. Each growth stage funded by previous stage profits. Target: 500 customers (€5,000/month revenue) within 12 months without external capital.</text:p>
      <text:p text:style-name="P1"/>
      <text:list xml:id="list942722695" text:continue-numbering="true" text:style-name="Outline">
        <text:list-header>
          <text:p text:style-name="P6">2. Target Customer</text:p>
        </text:list-header>
      </text:list>
      <text:p text:style-name="P3"><text:span text:style-name="T3"/></text:p>
      <text:list xml:id="list755279700" text:continue-numbering="true" text:style-name="Outline">
        <text:list-item>
          <text:list>
            <text:list-item>
              <text:h text:style-name="P7" text:outline-level="2">Primary Customer Profile:</text:h>
            </text:list-item>
          </text:list>
        </text:list-item>
      </text:list>
      <text:p text:style-name="P11">Age: 25-55 years old</text:p>
      <text:p text:style-name="P11">Portfolio size: €10,000-€500,000</text:p>
      <text:p text:style-name="P11">Investment style: Active interest but time-constrained</text:p>
      <text:p text:style-name="P11">Geography: Europe and US primarily</text:p>
      <text:p text:style-name="P11">Tech comfort: Uses mobile apps, comfortable with digital finance</text:p>
      <text:p text:style-name="P1"/>
      <text:list xml:id="list759372884" text:continue-numbering="true" text:style-name="Outline">
        <text:list-item>
          <text:list>
            <text:list-item>
              <text:h text:style-name="P7" text:outline-level="2">Customer Psychographics:</text:h>
            </text:list-item>
          </text:list>
        </text:list-item>
      </text:list>
      <text:p text:style-name="P11">Enjoys investing (the game, the thrill, the challenge)</text:p>
      <text:p text:style-name="P11">Has capital to invest but lacks time for deep research</text:p>
      <text:p text:style-name="P11">Frustrated by<text:span text:style-name="T2"> information overload</text:span> and analysis paralysis</text:p>
      <text:p text:style-name="P11">Trusts expert curation over DIY screening</text:p>
      <text:p text:style-name="P11">Wants <text:span text:style-name="T2">quality over quantity</text:span> (2 great picks &gt; 100 mediocre options)</text:p>
      <text:p text:style-name="P1"/>
      <text:list xml:id="list834039668" text:continue-numbering="true" text:style-name="Outline">
        <text:list-item>
          <text:list>
            <text:list-item>
              <text:h text:style-name="P7" text:outline-level="2">Customer Pain Points We Solve:</text:h>
            </text:list-item>
          </text:list>
        </text:list-item>
      </text:list>
      <text:p text:style-name="P11">Information overload: Too many stocks, too much data, too many opinions</text:p>
      <text:p text:style-name="P11">Analysis paralysis: Difficulty choosing among thousands of options</text:p>
      <text:p text:style-name="P11">Time poverty: No time to research fundamentals, read reports, calculate valuations</text:p>
      <text:p text:style-name="P11">FOMO: Fear of missing great opportunities buried in the noise</text:p>
      <text:p text:style-name="P11">Decision fatigue: Exhausted by endless choices</text:p>
      <text:p text:style-name="P11"/>
      <text:list xml:id="list1628228508" text:continue-numbering="true" text:style-name="Outline">
        <text:list-item>
          <text:list>
            <text:list-item>
              <text:h text:style-name="P7" text:outline-level="2">Secondary Audiences:</text:h>
            </text:list-item>
          </text:list>
        </text:list-item>
      </text:list>
      <text:p text:style-name="P11">Financial advisors seeking <text:span text:style-name="T2">investment ideas</text:span></text:p>
      <text:p text:style-name="P11">Investment clubs wanting daily discussion topics</text:p>
      <text:p text:style-name="P11">Finance students learning stock analysis</text:p>
      <text:p text:style-name="P11"/>
      <text:list xml:id="list801712636" text:continue-numbering="true" text:style-name="Outline">
        <text:list-item>
          <text:list>
            <text:list-item>
              <text:h text:style-name="P7" text:outline-level="2">NOT Our Customer:</text:h>
            </text:list-item>
          </text:list>
        </text:list-item>
      </text:list>
      <text:p text:style-name="P11">Day traders (need real-time data, technical charts)</text:p>
      <text:p text:style-name="P11">Passive index-only investors (don't pick individual stocks)</text:p>
      <text:p text:style-name="P11">Professional analysts (have Bloomberg terminals, full research teams)</text:p>
      <text:p text:style-name="P11">People with no investment capital (not ready to invest)</text:p>
      <text:p text:style-name="P11"/>
      <text:list xml:id="list1621164375" text:continue-numbering="true" text:style-name="Outline">
        <text:list-header>
          <text:p text:style-name="P4">3. Product Description</text:p>
        </text:list-header>
      </text:list>
      <text:p text:style-name="P3"><text:span text:style-name="T3"/></text:p>
      <text:list xml:id="list186429890" text:continue-numbering="true" text:style-name="Outline">
        <text:list-item>
          <text:list>
            <text:list-item>
              <text:h text:style-name="P7" text:outline-level="2">Core Value Proposition:</text:h>
            </text:list-item>
          </text:list>
        </text:list-item>
      </text:list>
      <text:p text:style-name="P1">"Your daily stock finder in the information jungle."</text:p>
      <text:p text:style-name="P1">ValuJack finds 2 exceptional investment opportunities every day from thousands of global stocks — so you don't have to dig yourself.</text:p>
      <text:p text:style-name="P1"/>
      <text:list xml:id="list697812658" text:continue-numbering="true" text:style-name="Outline">
        <text:list-item>
          <text:list>
            <text:list-item>
              <text:h text:style-name="P7" text:outline-level="2">The 6 Proven Strategies:</text:h>
            </text:list-item>
          </text:list>
        </text:list-item>
      </text:list>
      <text:p text:style-name="P1">We don't just find "good stocks" — we find the best stocks across 6 proven investment strategies:</text:p>
      <text:p text:style-name="P11">KING (Dividend Aristocrats): Companies with 10+ years of consistent dividend growth — reliable income generators</text:p>
      <text:p text:style-name="P11"/>
      <text:p text:style-name="P11">JACK (Momentum Leaders): Stocks showing strong technical performance and upward trends — riding market winners</text:p>
      <text:p text:style-name="P11"/>
      <text:p text:style-name="P11">QUEEN (Magic Formula): High-quality companies trading below fair value — Joel Greenblatt's proven strategy</text:p>
      <text:p text:style-name="P11"/>
      <text:p text:style-name="P11">ACE (Financial Strength): Companies with exceptional improving fundamentals using Piotroski F-Score — quality you can trust</text:p>
      <text:p text:style-name="P11"/>
      <text:p text:style-name="P11">JOKER (High Growth): Fast-growing companies with strong earnings and revenue expansion — CANSLIM methodology</text:p>
      <text:p text:style-name="P11"/>
      <text:p text:style-name="P11">TWO (Contrarian Picks): Beaten-down quality companies showing recovery signs — phoenix opportunities</text:p>
      <text:list xml:id="list1278439140" text:continue-numbering="true" text:style-name="Outline">
        <text:list-item>
          <text:list>
            <text:list-item>
              <text:h text:style-name="P7" text:outline-level="2"><text:soft-page-break/>Daily Smart Pairing:</text:h>
            </text:list-item>
          </text:list>
        </text:list-item>
      </text:list>
      <text:p text:style-name="P1">Each day delivers 2 complementary stocks for portfolio balance:</text:p>
      <text:p text:style-name="P11">Day 1: Income stock (KING) + Growth stock (JOKER)</text:p>
      <text:p text:style-name="P11">Day 2: Momentum stock (JACK) + Value stock (QUEEN)</text:p>
      <text:p text:style-name="P11">Day 3: Contrarian stock (TWO) + Quality stock (ACE)</text:p>
      <text:p text:style-name="P11"/>
      <text:list xml:id="list1702030146" text:continue-numbering="true" text:style-name="Outline">
        <text:list-item>
          <text:list>
            <text:list-item>
              <text:h text:style-name="P7" text:outline-level="2">Key Features:</text:h>
            </text:list-item>
          </text:list>
        </text:list-item>
      </text:list>
      <text:p text:style-name="P11">Live market pricing</text:p>
      <text:p text:style-name="P11">Fair value estimates (our own DCF methodology)</text:p>
      <text:p text:style-name="P11">Fundamental analysis (ROIC, earnings growth, profit margins)</text:p>
      <text:p text:style-name="P11">AI-enhanced screening (weekly scans with BOOST/WARN signals)</text:p>
      <text:p text:style-name="P11">Clean, mobile-first interface (no clutter, no overwhelming data)</text:p>
      <text:p text:style-name="P11">2-minute daily exciting experience (flip a card, discover a company, invest with an edge)</text:p>
      <text:p text:style-name="P11"/>
      <text:list xml:id="list2087778183" text:continue-numbering="true" text:style-name="Outline">
        <text:list-item>
          <text:list>
            <text:list-item>
              <text:h text:style-name="P7" text:outline-level="2">Pricing Model:</text:h>
            </text:list-item>
          </text:list>
        </text:list-item>
      </text:list>
      <text:p text:style-name="P11">FREE tier: 1 card daily (KING/JACK/TWO strategies) — stability focus</text:p>
      <text:p text:style-name="P11">PRO tier: €9.99/month — both cards daily + full history + all 6 strategies</text:p>
      <text:p text:style-name="P11"/>
      <text:list xml:id="list2101905749" text:continue-numbering="true" text:style-name="Outline">
        <text:list-header>
          <text:p text:style-name="P4">4. Methodology: How We Find Exceptional Stocks</text:p>
          <text:list text:continue-numbering="true">
            <text:list-item>
              <text:h text:style-name="P7" text:outline-level="2"/>
            </text:list-item>
            <text:list-item>
              <text:h text:style-name="P7" text:outline-level="2">Our 6-Layer Quality Filter:</text:h>
            </text:list-item>
          </text:list>
        </text:list-header>
      </text:list>
      <text:p text:style-name="P3"><text:span text:style-name="T3"/></text:p>
      <text:list xml:id="list1173222694" text:continue-numbering="true" text:style-name="Outline">
        <text:list-item>
          <text:list>
            <text:list-item>
              <text:list>
                <text:list-item>
                  <text:h text:style-name="P9" text:outline-level="3">Layer 1: Universe Screening (16,000 → 1,500 stocks)</text:h>
                </text:list-item>
              </text:list>
            </text:list-item>
          </text:list>
        </text:list-item>
      </text:list>
      <text:p text:style-name="P11">Start with all global publicly traded companies (~16,000 stocks)</text:p>
      <text:p text:style-name="P11">Apply filters: Market cap &gt;€500M, Western markets (US/Europe/Nordic), liquid daily trading</text:p>
      <text:p text:style-name="P11">Result: ~1,500 quality, investable stocks</text:p>
      <text:p text:style-name="P11"/>
      <text:list xml:id="list708263705" text:continue-numbering="true" text:style-name="Outline">
        <text:list-item>
          <text:list>
            <text:list-item>
              <text:list>
                <text:list-item>
                  <text:h text:style-name="P9" text:outline-level="3">Layer 2: Strategy Screening (1,500 → 318 stocks)</text:h>
                </text:list-item>
              </text:list>
            </text:list-item>
          </text:list>
        </text:list-item>
      </text:list>
      <text:p text:style-name="P1">Run 6 different investment strategy screens using public financial screeners:</text:p>
      <text:p text:style-name="P11">KING: Dividend aristocrats (10+ year dividend growth, yield &gt;2%, payout ratio &lt;70%)</text:p>
      <text:p text:style-name="P11">JACK: Minervini momentum (RS rating &gt;50, price above 20/50-day MA)</text:p>
      <text:p text:style-name="P11">QUEEN: Magic Formula (high ROIC + low P/E, rank top quartile)</text:p>
      <text:p text:style-name="P11">ACE: Business Improvment Piotroski F-Score ≥6 (9-point financial strength test)</text:p>
      <text:p text:style-name="P11">JOKER: CANSLIM growth (EPS growth &gt;25%, revenue growth &gt;15%, institutional ownership)</text:p>
      <text:p text:style-name="P11">TWO: Contrarian (performance 1-year &lt;-20%, 1-month &gt;+2%, F-score ≥6)</text:p>
      <text:p text:style-name="P1">Result: 318 stocks across 6 strategies</text:p>
      <text:p text:style-name="P1"/>
      <text:list xml:id="list835527015" text:continue-numbering="true" text:style-name="Outline">
        <text:list-item>
          <text:list>
            <text:list-item>
              <text:list>
                <text:list-item>
                  <text:h text:style-name="P9" text:outline-level="3">Layer 3: ValuJack Fair Value Analysis (Our Secret Sauce)</text:h>
                </text:list-item>
              </text:list>
            </text:list-item>
          </text:list>
        </text:list-item>
      </text:list>
      <text:p text:style-name="P1">We calculate our own fair value using DUAL DCF methodology:</text:p>
      <text:p text:style-name="P1"><text:span text:style-name="T1">Method 1 — Conservative DCF:</text:span></text:p>
      <text:p text:style-name="P11">Own DCF with 10-year cash flow projection with two conservative growth assumptions for the company and one for the industry</text:p>
      <text:p text:style-name="P11"/>
      <text:p text:style-name="P1"><text:span text:style-name="T1">Method 2 — Optimistic DCF:</text:span></text:p>
      <text:p text:style-name="P11">Fair value from other reliable sources as Morningsstar, ValueInvesting</text:p>
      <text:p text:style-name="P11"/>
      <text:p text:style-name="P1"><text:span text:style-name="T1">Final Fair Value = Average of both methods</text:span></text:p>
      <text:p text:style-name="P1">This balanced approach avoids being too pessimistic or too optimistic. We get a realistic, defendable valuation.</text:p>
      <text:list xml:id="list856265773" text:continue-numbering="true" text:style-name="Outline">
        <text:list-header>
          <text:p text:style-name="P4"/>
          <text:list>
            <text:list-item>
              <text:list>
                <text:list-item>
                  <text:h text:style-name="P9" text:outline-level="3">Layer 4: Valujack own Scoring (318 → 105 eligible stocks)</text:h>
                </text:list-item>
              </text:list>
            </text:list-item>
          </text:list>
        </text:list-header>
      </text:list>
      <text:p text:style-name="P1">Each stock receives 0-5 star rating based on scoring according to the strategy. </text:p>
      <text:p text:style-name="P1">Jack scores according to momentum, King according to dividends, Two according to contrarian strategy, Queen according to Magic formula, Ace according to F-Score and Joker according to Canslim.</text:p>
      <text:p text:style-name="P11"/>
      <text:p text:style-name="P1">Result: 105 high-quality, investable stocks</text:p>
      <text:p text:style-name="P1"/>
      <text:list xml:id="list1520220665" text:continue-numbering="true" text:style-name="Outline">
        <text:list-item>
          <text:list>
            <text:list-item>
              <text:list>
                <text:list-item>
                  <text:h text:style-name="P9" text:outline-level="3">Layer 5: AI Enhancement (Weekly Scans)</text:h>
                </text:list-item>
              </text:list>
            </text:list-item>
          </text:list>
        </text:list-item>
      </text:list>
      <text:p text:style-name="P1">Every week we scan 15-20 stocks using AI analysis:</text:p>
      <text:p text:style-name="P1"><text:span text:style-name="T1">AI analyzes:</text:span></text:p>
      <text:p text:style-name="P11"><text:soft-page-break/>Recent earnings calls and company announcements</text:p>
      <text:p text:style-name="P11">Industry trends and competitive dynamics</text:p>
      <text:p text:style-name="P11">Management commentary and strategic changes</text:p>
      <text:p text:style-name="P11">Market sentiment and analyst coverage</text:p>
      <text:p text:style-name="P11">News flow and potential catalysts</text:p>
      <text:p text:style-name="P11"/>
      <text:p text:style-name="P1"><text:span text:style-name="T1">AI rating system:</text:span></text:p>
      <text:p text:style-name="P11">BOOST: Strong buy signal (positive momentum, strong fundamentals alignment)</text:p>
      <text:p text:style-name="P11">WARN: Caution advised (near-term headwinds despite solid fundamentals) – not shown</text:p>
      <text:p text:style-name="P11">NEUTRAL: No strong opinion either way</text:p>
      <text:p text:style-name="P11"/>
      <text:p text:style-name="P1"><text:span text:style-name="T1">Composite Score Formula:</text:span></text:p>
      <text:p text:style-name="P1">Final score = 50% Fundamentals + 30% Valuation + 20% AI</text:p>
      <text:p text:style-name="P1">Only BOOST-rated cards display AI commentary in the card text.</text:p>
      <text:p text:style-name="P1"/>
      <text:list xml:id="list137577050" text:continue-numbering="true" text:style-name="Outline">
        <text:list-item>
          <text:list>
            <text:list-item>
              <text:list>
                <text:list-item>
                  <text:h text:style-name="P9" text:outline-level="3">Layer 6: Daily Selection</text:h>
                </text:list-item>
              </text:list>
            </text:list-item>
          </text:list>
        </text:list-item>
      </text:list>
      <text:p text:style-name="P11">Algorithm selects 2 cards from different strategies each day</text:p>
      <text:p text:style-name="P11">Smart pairing ensures portfolio balance (income + growth, momentum + value, etc.)</text:p>
      <text:p text:style-name="P13">Keeper system: Best card stays 2 days, rotators change daily</text:p>
      <text:p text:style-name="P11">7-day exclusion window: No stock repeats within a week</text:p>
      <text:p text:style-name="P11">Sector-duplicate avoidance: No two cards from same sector on same day</text:p>
      <text:p text:style-name="P1"/>
      <text:list xml:id="list2114367579" text:continue-numbering="true" text:style-name="Outline">
        <text:list-item>
          <text:list>
            <text:list-item>
              <text:h text:style-name="P7" text:outline-level="2">Data Sources:</text:h>
            </text:list-item>
          </text:list>
        </text:list-item>
      </text:list>
      <text:p text:style-name="P11">Price data: Public market APIs (Yahoo Finance, Alpha Vantage)</text:p>
      <text:p text:style-name="P11">Financial statements: Public SEC filings and company reports</text:p>
      <text:p text:style-name="P11">Screening criteria: Our own algorithms based on public methodologies</text:p>
      <text:p text:style-name="P11">Fair value: Our own dual DCF models (100% proprietary)</text:p>
      <text:p text:style-name="P11">AI analysis: <text:span text:style-name="T4">OpenAI GPT-4 </text:span>analyzing publicly available information</text:p>
      <text:p text:style-name="P1"/>
      <text:list xml:id="list165802098" text:continue-numbering="true" text:style-name="Outline">
        <text:list-header>
          <text:p text:style-name="P4">5. Go-to-Market Strategy</text:p>
        </text:list-header>
      </text:list>
      <text:p text:style-name="P3"><text:span text:style-name="T3"/></text:p>
      <text:list xml:id="list1898863328" text:continue-numbering="true" text:style-name="Outline">
        <text:list-item>
          <text:list>
            <text:list-item>
              <text:h text:style-name="P7" text:outline-level="2">Distribution Channels:</text:h>
            </text:list-item>
          </text:list>
        </text:list-item>
      </text:list>
      <text:p text:style-name="P11">Web app (valujack.com) — Primary channel, live now</text:p>
      <text:p text:style-name="P11">iOS App Store — Q2 2026 target launch</text:p>
      <text:p text:style-name="P11">Google Play Store — Q2 2026 target launch</text:p>
      <text:p text:style-name="P11">Progressive Web App (PWA) — Works offline, installable on any device</text:p>
      <text:p text:style-name="P1"/>
      <text:list xml:id="list990768030" text:continue-numbering="true" text:style-name="Outline">
        <text:list-item>
          <text:list>
            <text:list-item>
              <text:h text:style-name="P7" text:outline-level="2">Marketing Channels:</text:h>
            </text:list-item>
          </text:list>
        </text:list-item>
      </text:list>
      <text:p text:style-name="P1"><text:span text:style-name="T1">1. Content Marketing (Organic):</text:span></text:p>
      <text:p text:style-name="P11">Weekly stock analysis blog posts (SEO-optimized)</text:p>
      <text:p text:style-name="P11">YouTube: "Card of the Week" video breakdowns</text:p>
      <text:p text:style-name="P11">Twitter/X: Daily card previews and market commentary</text:p>
      <text:p text:style-name="P11">LinkedIn: Professional investor content</text:p>
      <text:p text:style-name="P1"/>
      <text:p text:style-name="P1"><text:span text:style-name="T1">2. Community Building:</text:span></text:p>
      <text:p text:style-name="P11">Reddit: r/stocks, r/investing, r/ValueInvesting participation</text:p>
      <text:p text:style-name="P11">Discord server for PRO members (community discussion)</text:p>
      <text:p text:style-name="P11">Weekly newsletter with market insights</text:p>
      <text:p text:style-name="P1"/>
      <text:p text:style-name="P1"><text:span text:style-name="T1">3. Paid Acquisition (Stage 3+):</text:span></text:p>
      <text:p text:style-name="P11">Google Ads: Keywords like "stock picks", "stock screener", "<text:span text:style-name="T2">investment ideas</text:span>"</text:p>
      <text:p text:style-name="P11">Facebook/Instagram: Targeting users interested in investing, finance, stocks</text:p>
      <text:p text:style-name="P11">YouTube pre-roll: Finance and investing channels</text:p>
      <text:p text:style-name="P11">Partnerships: Finance YouTubers, podcast sponsorships</text:p>
      <text:p text:style-name="P1"/>
      <text:p text:style-name="P1"><text:span text:style-name="T1">4. Referral Program:</text:span></text:p>
      <text:p text:style-name="P11">Give 1 month free, get 1 month free</text:p>
      <text:p text:style-name="P11">Incentivize word-of-mouth growth</text:p>
      <text:p text:style-name="P1"/>
      <text:list xml:id="list799373773" text:continue-numbering="true" text:style-name="Outline">
        <text:list-item>
          <text:list>
            <text:list-item>
              <text:h text:style-name="P7" text:outline-level="2"><text:soft-page-break/>Launch Roadmap:</text:h>
            </text:list-item>
          </text:list>
        </text:list-item>
      </text:list>
      <text:p text:style-name="P11">Phase 1 (March 2026): Friends &amp; family beta ✅ COMPLETE</text:p>
      <text:p text:style-name="P11">Phase 2 (April 2026): Public launch, organic marketing push</text:p>
      <text:p text:style-name="P11">Phase 3 (Q2 2026): App store launches (iOS, Android)</text:p>
      <text:p text:style-name="P11">Phase 4 (Q3 2026): Paid marketing campaigns begin</text:p>
      <text:p text:style-name="P11">Phase 5 (Q4 2026): Scale marketing, optimize conversion</text:p>
      <text:list xml:id="list966599580" text:continue-numbering="true" text:style-name="Outline">
        <text:list-header>
          <text:p text:style-name="P4">6. Financial Strategy: Bootstrap &amp; Reinvest</text:p>
        </text:list-header>
      </text:list>
      <text:p text:style-name="P3"><text:span text:style-name="T3"/></text:p>
      <text:list xml:id="list474643906" text:continue-numbering="true" text:style-name="Outline">
        <text:list-item>
          <text:list>
            <text:list-item>
              <text:h text:style-name="P7" text:outline-level="2">Philosophy:</text:h>
            </text:list-item>
          </text:list>
        </text:list-item>
      </text:list>
      <text:p text:style-name="P1"><text:span text:style-name="T2">Grow organically by reinvesting profits from each stage</text:span>. No large upfront investment. No external capital unless we choose to accelerate growth.</text:p>
      <text:p text:style-name="P1"/>
      <text:list xml:id="list2135155585" text:continue-numbering="true" text:style-name="Outline">
        <text:list-item>
          <text:list>
            <text:list-item>
              <text:h text:style-name="P7" text:outline-level="2">STAGE 0: MVP Launch (Current — €0 invested)</text:h>
            </text:list-item>
          </text:list>
        </text:list-item>
      </text:list>
      <text:p text:style-name="P1"><text:span text:style-name="T1">Status: LIVE ✅</text:span></text:p>
      <text:p text:style-name="P11">Web app operational at valujack.com</text:p>
      <text:p text:style-name="P11">318 stocks screened and rated</text:p>
      <text:p text:style-name="P11">2 cards/day system working</text:p>
      <text:p text:style-name="P11">AI scoring integrated</text:p>
      <text:p text:style-name="P11">Monthly costs: €0 (Vercel free tier, domain paid)</text:p>
      <text:p text:style-name="P1"><text:span text:style-name="T1">Revenue goal: First 10 paying customers</text:span></text:p>
      <text:p text:style-name="P1"/>
      <text:list xml:id="list1657468126" text:continue-numbering="true" text:style-name="Outline">
        <text:list-item>
          <text:list>
            <text:list-item>
              <text:h text:style-name="P7" text:outline-level="2">STAGE 1: First €100/Month (10 customers @ €9.99/month)</text:h>
            </text:list-item>
          </text:list>
        </text:list-item>
      </text:list>
      <text:p text:style-name="P1"><text:span text:style-name="T1">Investment required: €500-€1,000</text:span></text:p>
      <text:p text:style-name="P11">Payment processing setup (Stripe): €300</text:p>
      <text:p text:style-name="P11">Email marketing tool: €0-€15/month</text:p>
      <text:p text:style-name="P11">Basic analytics: €9/month</text:p>
      <text:p text:style-name="P11">Monthly costs: €30-€50</text:p>
      <text:p text:style-name="P11">Net profit: €50-€70/month → Reinvest</text:p>
      <text:p text:style-name="P1"><text:span text:style-name="T1">Revenue goal: 50 customers</text:span></text:p>
      <text:p text:style-name="P1"/>
      <text:list xml:id="list458217199" text:continue-numbering="true" text:style-name="Outline">
        <text:list-item>
          <text:list>
            <text:list-item>
              <text:h text:style-name="P7" text:outline-level="2">STAGE 2: First €500/Month (50 customers)</text:h>
            </text:list-item>
          </text:list>
        </text:list-item>
      </text:list>
      <text:p text:style-name="P1"><text:span text:style-name="T1">Investment required: €1,000-€1,500 (from Stage 1 profits)</text:span></text:p>
      <text:p text:style-name="P11">Upgraded hosting: €50/month</text:p>
      <text:p text:style-name="P11">Better data feeds (real-time prices): €100/month</text:p>
      <text:p text:style-name="P11">Paid ads testing: €200/month</text:p>
      <text:p text:style-name="P11">Professional design tweaks: €500 one-time</text:p>
      <text:p text:style-name="P11">Monthly costs: €350/month</text:p>
      <text:p text:style-name="P11">Net profit: €150/month → Reinvest</text:p>
      <text:p text:style-name="P1"><text:span text:style-name="T1">Revenue goal: 200 customers</text:span></text:p>
      <text:p text:style-name="P1"/>
      <text:list xml:id="list929397852" text:continue-numbering="true" text:style-name="Outline">
        <text:list-item>
          <text:list>
            <text:list-item>
              <text:h text:style-name="P7" text:outline-level="2">STAGE 3: First €2,000/Month (200 customers)</text:h>
            </text:list-item>
          </text:list>
        </text:list-item>
      </text:list>
      <text:p text:style-name="P1"><text:span text:style-name="T1">Investment required: €5,000-€8,000 (from Stage 2 profits)</text:span></text:p>
      <text:p text:style-name="P11">iOS app development: €5,000 one-time</text:p>
      <text:p text:style-name="P11">Increased marketing: €500/month</text:p>
      <text:p text:style-name="P11">Customer support tools: €50/month</text:p>
      <text:p text:style-name="P11">Professional copywriting: €500 one-time</text:p>
      <text:p text:style-name="P11">Monthly costs: €900/month</text:p>
      <text:p text:style-name="P11">Net profit: €1,100/month → Reinvest</text:p>
      <text:p text:style-name="P1"><text:span text:style-name="T1">Revenue goal: 500 customers</text:span></text:p>
      <text:p text:style-name="P1"/>
      <text:list xml:id="list142942687" text:continue-numbering="true" text:style-name="Outline">
        <text:list-header>
          <text:p text:style-name="P4">6. Financial Strategy (continued)</text:p>
        </text:list-header>
      </text:list>
      <text:p text:style-name="P3"><text:span text:style-name="T3"/></text:p>
      <text:list xml:id="list2100315464" text:continue-numbering="true" text:style-name="Outline">
        <text:list-item>
          <text:list>
            <text:list-item>
              <text:h text:style-name="P7" text:outline-level="2">STAGE 4: First €5,000/Month (500 customers)</text:h>
            </text:list-item>
          </text:list>
        </text:list-item>
      </text:list>
      <text:p text:style-name="P1"><text:span text:style-name="T1">Investment required: €10,000-€15,000 (from Stage 3 profits)</text:span></text:p>
      <text:p text:style-name="P11">Android app development: €5,000 one-time</text:p>
      <text:p text:style-name="P11">Scaled marketing: €2,000/month</text:p>
      <text:p text:style-name="P11">Enhanced AI features: €200/month</text:p>
      <text:p text:style-name="P11">Part-time customer service: €1,000/month</text:p>
      <text:p text:style-name="P11">Monthly costs: €3,500/month</text:p>
      <text:p text:style-name="P11">Net profit: €1,500/month</text:p>
      <text:p text:style-name="P1"><text:soft-page-break/></text:p>
      <text:list xml:id="list215106463" text:continue-numbering="true" text:style-name="Outline">
        <text:list-item>
          <text:list>
            <text:list-item>
              <text:h text:style-name="P7" text:outline-level="2">Year 1 Roadmap (Bootstrap Path):</text:h>
            </text:list-item>
          </text:list>
        </text:list-item>
      </text:list>
      <text:p text:style-name="P11">Month 1-3: Launch → 10 customers (Stage 0→1) | Investment: €500</text:p>
      <text:p text:style-name="P11">Month 4-6: Grow → 50 customers (Stage 1→2) | Investment: €1,000</text:p>
      <text:p text:style-name="P11">Month 7-9: Scale → 200 customers (Stage 2→3) | Investment: €5,000</text:p>
      <text:p text:style-name="P11">Month 10-12: Expand → 500 customers (Stage 3→4) | Investment: €10,000</text:p>
      <text:p text:style-name="P1"/>
      <text:p text:style-name="P1"><text:span text:style-name="T1">Year 1 End State:</text:span></text:p>
      <text:p text:style-name="P11">500 PRO customers</text:p>
      <text:p text:style-name="P11">€5,000/month revenue (€60,000/year)</text:p>
      <text:p text:style-name="P11">€1,500/month profit (€18,000/year)</text:p>
      <text:p text:style-name="P11">Total invested: ~€16,500 (all from revenue)</text:p>
      <text:p text:style-name="P11">Zero outside capital required ✅</text:p>
      <text:p text:style-name="P1"/>
      <text:list xml:id="list1628638141" text:continue-numbering="true" text:style-name="Outline">
        <text:list-item>
          <text:list>
            <text:list-item>
              <text:h text:style-name="P7" text:outline-level="2">Conservative Projections:</text:h>
            </text:list-item>
          </text:list>
        </text:list-item>
      </text:list>
      <text:p text:style-name="P1">Year 1: 500 customers = €60,000 revenue</text:p>
      <text:p text:style-name="P11">Break-even: ~100 customers (month 5-6)</text:p>
      <text:p text:style-name="P11">Profitable by month 7</text:p>
      <text:p text:style-name="P1"/>
      <text:p text:style-name="P1">Year 2: 2,000 customers = €240,000 revenue</text:p>
      <text:p text:style-name="P11">Continued organic growth + paid marketing</text:p>
      <text:p text:style-name="P11">Launch iOS and Android apps</text:p>
      <text:p text:style-name="P11">Annual profit: €100,000+</text:p>
      <text:p text:style-name="P1"/>
      <text:p text:style-name="P1">Year 3: 5,000 customers = €600,000 revenue</text:p>
      <text:p text:style-name="P11">Established brand, word-of-mouth growth</text:p>
      <text:p text:style-name="P11">Multiple revenue streams (B2B partnerships, premium tiers)</text:p>
      <text:p text:style-name="P11">Annual profit: €300,000+</text:p>
      <text:p text:style-name="P1"/>
      <text:list xml:id="list1243963526" text:continue-numbering="true" text:style-name="Outline">
        <text:list-item>
          <text:list>
            <text:list-item>
              <text:h text:style-name="P7" text:outline-level="2">Key Principle:</text:h>
            </text:list-item>
          </text:list>
        </text:list-item>
      </text:list>
      <text:p text:style-name="P1"><text:span text:style-name="T1">Never spend money we don't have.</text:span></text:p>
      <text:p text:style-name="P1">Each stage funded by previous stage's profits. Can pause growth if revenue stalls. No debt, no investors needed unless we want to accelerate.</text:p>
      <text:p text:style-name="P1"/>
      <text:p text:style-name="P1"><text:span text:style-name="T1">Total maximum risk: €500-€1,000 in Stage 1</text:span></text:p>
      <text:list xml:id="list2090970338" text:continue-numbering="true" text:style-name="Outline">
        <text:list-header>
          <text:p text:style-name="P4"/>
          <text:p text:style-name="P4">7. Competitive Advantage</text:p>
          <text:list text:continue-numbering="true">
            <text:list-item>
              <text:h text:style-name="P7" text:outline-level="2">Why ValuJack Wins:</text:h>
            </text:list-item>
          </text:list>
        </text:list-header>
      </text:list>
      <text:p text:style-name="P1"/>
      <text:p text:style-name="P1"><text:span text:style-name="T1">1. Curation Over Clutter</text:span></text:p>
      <text:p text:style-name="P11">Competitors: Show 1,000s of stocks (Finviz, Seeking Alpha, Yahoo Finance screeners)</text:p>
      <text:p text:style-name="P11">Us: Show 2 exceptional picks. Decision made for you.</text:p>
      <text:p text:style-name="P11">Value: Eliminate analysis paralysis, save hours of research time</text:p>
      <text:p text:style-name="P1"/>
      <text:p text:style-name="P1"><text:span text:style-name="T1">2. Multi-Factor Quality</text:span></text:p>
      <text:p text:style-name="P11">Competitors: Single factor approaches (just value OR growth OR momentum)</text:p>
      <text:p text:style-name="P11">Us: 6 complementary strategies, ensuring diversified methodology</text:p>
      <text:p text:style-name="P11">Value: Reduced bias, broader opportunity set, something for every investor style</text:p>
      <text:p text:style-name="P1"/>
      <text:p text:style-name="P1"><text:span text:style-name="T1">3. Proprietary Valuation</text:span></text:p>
      <text:p text:style-name="P11">Competitors: Rely on third-party valuations or no valuations at all</text:p>
      <text:p text:style-name="P11">Us: Own DCF methodology</text:p>
      <text:p text:style-name="P11">Value: Transparent, replicable, defensible fair value estimates</text:p>
      <text:p text:style-name="P1"/>
      <text:p text:style-name="P1"><text:span text:style-name="T1">4. Radical Simplicity</text:span></text:p>
      <text:p text:style-name="P11">Competitors: Complex dashboards, overwhelming data, cluttered interfaces</text:p>
      <text:p text:style-name="P11">Us: Card game metaphor, mobile-first, 2-minute daily experience</text:p>
      <text:p text:style-name="P11">Value: Approachable, enjoyable, friction-free investing</text:p>
      <text:p text:style-name="P1"/>
      <text:p text:style-name="P1"><text:span text:style-name="T1">5. International Focus</text:span></text:p>
      <text:p text:style-name="P11"><text:soft-page-break/>Competitors: US-only stock pickers dominate the market</text:p>
      <text:p text:style-name="P11">Us: US + Europe + Nordic = broader, underexplored opportunities</text:p>
      <text:p text:style-name="P11">Value: Access to hidden gems in European small-caps</text:p>
      <text:p text:style-name="P1"/>
      <text:p text:style-name="P1"><text:span text:style-name="T1">6. AI Enhancement Without AI Hype</text:span></text:p>
      <text:p text:style-name="P11">Competitors: "AI picks everything!" black box approaches (untrustworthy)</text:p>
      <text:p text:style-name="P11">Us: Fundamentals first (80%), AI confirms (20%), fully transparent</text:p>
      <text:p text:style-name="P11">Value: Trustworthy, explainable, not dependent on AI trends</text:p>
      <text:p text:style-name="P1"/>
      <text:list xml:id="list2065363659" text:continue-numbering="true" text:style-name="Outline">
        <text:list-item>
          <text:list>
            <text:list-item>
              <text:h text:style-name="P7" text:outline-level="2">Our Moat:</text:h>
            </text:list-item>
          </text:list>
        </text:list-item>
      </text:list>
      <text:p text:style-name="P11">Proprietary 318-stock curated database (years of screening work)</text:p>
      <text:p text:style-name="P11">Dual DCF fair value methodology (unique, defensible process)</text:p>
      <text:p text:style-name="P11">Brand positioning: "No information overload" (clear, differentiated message)</text:p>
      <text:p text:style-name="P11">Community: Early adopters become advocates, network effects</text:p>
      <text:p text:style-name="P1"/>
      <text:list xml:id="list1190639106" text:continue-numbering="true" text:style-name="Outline">
        <text:list-item>
          <text:list>
            <text:list-item>
              <text:h text:style-name="P7" text:outline-level="2">Barriers to Entry:</text:h>
            </text:list-item>
          </text:list>
        </text:list-item>
      </text:list>
      <text:p text:style-name="P11">Time: Building 318-stock database with dual DCF takes months of work</text:p>
      <text:p text:style-name="P11">Expertise: Requires deep knowledge of 6 different investment methodologies</text:p>
      <text:p text:style-name="P11">Trust: Financial products require brand credibility (takes time to build)</text:p>
      <text:p text:style-name="P11">Network effects: As community grows, value increases for all memb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Arial Unicode MS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 style:master-page-name="">
      <style:paragraph-properties fo:margin-top="0cm" fo:margin-bottom="0cm" style:line-height-at-least="0cm" fo:text-align="start" style:justify-single-word="false" style:page-number="auto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>
      <style:text-properties fo:font-size="10pt" style:font-size-asian="10pt"/>
    </style:style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905cm" fo:margin-right="1.905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2</meta:editing-cycles>
    <meta:creation-date>2013-12-23T23:15:00</meta:creation-date>
    <dc:date>2026-03-28T21:49:13</dc:date>
    <meta:editing-duration>PT4H38M49S</meta:editing-duration>
    <meta:generator>OpenOffice/4.1.15$Unix OpenOffice.org_project/4115m2$Build-9813</meta:generator>
    <dc:creator>R M</dc:creator>
    <meta:printed-by>R M</meta:printed-by>
    <meta:print-date>2026-03-28T17:24:15</meta:print-date>
    <meta:document-statistic meta:table-count="0" meta:image-count="0" meta:object-count="0" meta:page-count="7" meta:paragraph-count="269" meta:word-count="1913" meta:character-count="1343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